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7" style:family="table-cell" style:parent-style-name="Default" style:data-style-name="N0"/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5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07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27"/>
        <table:table-column table:style-name="co5" table:number-columns-repeated="15364" table:default-cell-style-name="ce27"/>
        <table:table-row table:style-name="ro1">
          <table:table-cell table:style-name="ce23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Mai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6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27" table:number-columns-repeated="5"/>
          <table:table-cell table:number-columns-repeated="16377"/>
        </table:table-row>
        <table:table-row table:style-name="ro1" table:number-rows-repeated="10485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3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3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Mai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1"/>
          <table:table-cell table:number-columns-repeated="1536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6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16371"/>
        </table:table-row>
        <table:table-row table:style-name="ro1">
          <table:table-cell/>
          <table:table-cell table:style-name="ce28" table:number-columns-repeated="11"/>
          <table:table-cell table:number-columns-repeated="16371"/>
        </table:table-row>
        <table:table-row table:style-name="ro1" table:number-rows-repeated="10485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7"/>
        <table:table-column table:style-name="co14" table:default-cell-style-name="ce27"/>
        <table:table-column table:style-name="co1" table:default-cell-style-name="ce27"/>
        <table:table-column table:style-name="co5" table:number-columns-repeated="16370" table:default-cell-style-name="ce27"/>
        <table:table-row table:style-name="ro1">
          <table:table-cell table:style-name="ce23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Mai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6" office:value-type="string" calcext:value-type="string">
            <text:p>AD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5" calcext:value-type="float">
            <text:p>55</text:p>
          </table:table-cell>
          <table:table-cell table:style-name="ce24" table:number-columns-repeated="3"/>
          <table:table-cell table:number-columns-repeated="16370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16370"/>
        </table:table-row>
        <table:table-row table:style-name="ro1">
          <table:table-cell/>
          <table:table-cell table:style-name="ce28" table:number-columns-repeated="12"/>
          <table:table-cell table:number-columns-repeated="16370"/>
        </table:table-row>
        <table:table-row table:style-name="ro1" table:number-rows-repeated="10485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kcat" table:style-name="ta1">
        <table:table-column table:style-name="co12" table:default-cell-style-name="ce15"/>
        <table:table-column table:style-name="co15" table:default-cell-style-name="ce15"/>
        <table:table-column table:style-name="co8" table:number-columns-repeated="3" table:default-cell-style-name="ce15"/>
        <table:table-column table:style-name="co4" table:number-columns-repeated="2" table:default-cell-style-name="ce15"/>
        <table:table-column table:style-name="co9" table:default-cell-style-name="ce15"/>
        <table:table-column table:style-name="co10" table:default-cell-style-name="ce15"/>
        <table:table-column table:style-name="co14" table:default-cell-style-name="ce15"/>
        <table:table-column table:style-name="co4" table:default-cell-style-name="ce15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3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5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0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5"/>
        <table:table-column table:style-name="co6" table:number-columns-repeated="984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5" table:style-name="Default" office:value-type="float" office:value="306" calcext:value-type="float">
            <text:p>306</text:p>
          </table:table-cell>
          <table:table-cell table:number-columns-repeated="16348"/>
        </table:table-row>
        <table:table-row table:style-name="ro1">
          <table:table-cell table:style-name="ce28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25" office:value-type="float" office:value="0.8" calcext:value-type="float">
            <text:p>0.8</text:p>
          </table:table-cell>
          <table:table-cell table:formula="of:=[.C3]/1.25" office:value-type="float" office:value="0.64" calcext:value-type="float">
            <text:p>0.64</text:p>
          </table:table-cell>
          <table:table-cell table:formula="of:=[.D3]/1.25" office:value-type="float" office:value="0.512" calcext:value-type="float">
            <text:p>0.512</text:p>
          </table:table-cell>
          <table:table-cell table:style-name="ce15" table:formula="of:=[.E3]/1.25" office:value-type="float" office:value="0.4096" calcext:value-type="float">
            <text:p>0.4096</text:p>
          </table:table-cell>
          <table:table-cell table:style-name="ce15" table:formula="of:=[.F3]/1.25" office:value-type="float" office:value="0.32768" calcext:value-type="float">
            <text:p>0.32768</text:p>
          </table:table-cell>
          <table:table-cell table:style-name="ce15" table:formula="of:=[.G3]/1.25" office:value-type="float" office:value="0.262144" calcext:value-type="float">
            <text:p>0.262144</text:p>
          </table:table-cell>
          <table:table-cell table:style-name="ce15" table:formula="of:=[.H3]/1.25" office:value-type="float" office:value="0.2097152" calcext:value-type="float">
            <text:p>0.2097152</text:p>
          </table:table-cell>
          <table:table-cell table:style-name="ce15" table:formula="of:=[.I3]/1.25" office:value-type="float" office:value="0.16777216" calcext:value-type="float">
            <text:p>0.16777216</text:p>
          </table:table-cell>
          <table:table-cell table:style-name="ce15" table:formula="of:=[.J3]/1.25" office:value-type="float" office:value="0.134217728" calcext:value-type="float">
            <text:p>0.134217728</text:p>
          </table:table-cell>
          <table:table-cell table:style-name="ce15" table:formula="of:=[.K3]/1.25" office:value-type="float" office:value="0.1073741824" calcext:value-type="float">
            <text:p>0.1073741824</text:p>
          </table:table-cell>
          <table:table-cell table:style-name="ce15" table:formula="of:=[.L3]/1.25" office:value-type="float" office:value="0.08589934592" calcext:value-type="float">
            <text:p>0.08589934592</text:p>
          </table:table-cell>
          <table:table-cell table:style-name="ce15" table:formula="of:=[.M3]/1.25" office:value-type="float" office:value="0.068719476736" calcext:value-type="float">
            <text:p>0.068719476736</text:p>
          </table:table-cell>
          <table:table-cell table:style-name="ce15" table:formula="of:=[.N3]/1.25" office:value-type="float" office:value="0.0549755813888" calcext:value-type="float">
            <text:p>0.0549755813888</text:p>
          </table:table-cell>
          <table:table-cell table:style-name="ce15" table:formula="of:=[.O3]/1.25" office:value-type="float" office:value="0.04398046511104" calcext:value-type="float">
            <text:p>0.04398046511104</text:p>
          </table:table-cell>
          <table:table-cell table:style-name="ce15" table:formula="of:=[.P3]/1.25" office:value-type="float" office:value="0.035184372088832" calcext:value-type="float">
            <text:p>0.035184372088832</text:p>
          </table:table-cell>
          <table:table-cell table:style-name="ce15" table:formula="of:=[.Q3]/1.25" office:value-type="float" office:value="0.0281474976710656" calcext:value-type="float">
            <text:p>0.0281474976710656</text:p>
          </table:table-cell>
          <table:table-cell table:style-name="ce15" table:formula="of:=[.R3]/1.25" office:value-type="float" office:value="0.0225179981368525" calcext:value-type="float">
            <text:p>0.0225179981368525</text:p>
          </table:table-cell>
          <table:table-cell table:style-name="ce15" table:formula="of:=[.S3]/1.25" office:value-type="float" office:value="0.018014398509482" calcext:value-type="float">
            <text:p>0.018014398509482</text:p>
          </table:table-cell>
          <table:table-cell table:style-name="ce15" table:formula="of:=[.T3]/1.25" office:value-type="float" office:value="0.0144115188075856" calcext:value-type="float">
            <text:p>0.0144115188075856</text:p>
          </table:table-cell>
          <table:table-cell table:style-name="ce15" table:formula="of:=[.U3]/1.25" office:value-type="float" office:value="0.0115292150460685" calcext:value-type="float">
            <text:p>0.0115292150460685</text:p>
          </table:table-cell>
          <table:table-cell table:style-name="ce15" table:formula="of:=[.V3]/1.25" office:value-type="float" office:value="0.00922337203685478" calcext:value-type="float">
            <text:p>0.00922337203685478</text:p>
          </table:table-cell>
          <table:table-cell table:style-name="ce15" table:formula="of:=[.W3]/1.25" office:value-type="float" office:value="0.00737869762948382" calcext:value-type="float">
            <text:p>0.00737869762948382</text:p>
          </table:table-cell>
          <table:table-cell table:style-name="ce15" table:formula="of:=[.X3]/1.25" office:value-type="float" office:value="0.00590295810358706" calcext:value-type="float">
            <text:p>0.00590295810358706</text:p>
          </table:table-cell>
          <table:table-cell table:style-name="ce15" table:formula="of:=[.Y3]/1.25" office:value-type="float" office:value="0.00472236648286965" calcext:value-type="float">
            <text:p>0.00472236648286965</text:p>
          </table:table-cell>
          <table:table-cell table:style-name="ce15" table:formula="of:=[.Z3]/1.25" office:value-type="float" office:value="0.00377789318629572" calcext:value-type="float">
            <text:p>0.00377789318629572</text:p>
          </table:table-cell>
          <table:table-cell table:style-name="ce15" table:formula="of:=[.AA3]/1.25" office:value-type="float" office:value="0.00302231454903657" calcext:value-type="float">
            <text:p>0.00302231454903657</text:p>
          </table:table-cell>
          <table:table-cell table:style-name="ce15" table:formula="of:=[.AB3]/1.25" office:value-type="float" office:value="0.00241785163922926" calcext:value-type="float">
            <text:p>0.00241785163922926</text:p>
          </table:table-cell>
          <table:table-cell table:style-name="ce15" table:formula="of:=[.AC3]/1.25" office:value-type="float" office:value="0.00193428131138341" calcext:value-type="float">
            <text:p>0.00193428131138341</text:p>
          </table:table-cell>
          <table:table-cell table:style-name="ce15" table:formula="of:=[.AD3]/1.25" office:value-type="float" office:value="0.00154742504910673" calcext:value-type="float">
            <text:p>0.00154742504910673</text:p>
          </table:table-cell>
          <table:table-cell table:style-name="ce15" table:formula="of:=[.AE3]/1.25" office:value-type="float" office:value="0.00123794003928538" calcext:value-type="float">
            <text:p>0.00123794003928538</text:p>
          </table:table-cell>
          <table:table-cell table:style-name="ce15" table:formula="of:=[.AF3]/1.25" office:value-type="float" office:value="0.000990352031428305" calcext:value-type="float">
            <text:p>0.000990352031428305</text:p>
          </table:table-cell>
          <table:table-cell table:style-name="ce15" table:formula="of:=[.AG3]/1.25" office:value-type="float" office:value="0.000792281625142644" calcext:value-type="float">
            <text:p>0.000792281625142644</text:p>
          </table:table-cell>
          <table:table-cell table:style-name="ce15" table:formula="of:=[.AH3]/1.25" office:value-type="float" office:value="0.000633825300114115" calcext:value-type="float">
            <text:p>0.000633825300114115</text:p>
          </table:table-cell>
          <table:table-cell table:style-name="ce15" table:formula="of:=[.AI3]/1.25" office:value-type="float" office:value="0.000507060240091292" calcext:value-type="float">
            <text:p>0.000507060240091292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31" table:style-name="ce15" office:value-type="float" office:value="0.001" calcext:value-type="float">
            <text:p>0.001</text:p>
          </table:table-cell>
          <table:table-cell table:number-columns-repeated="16348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7"/>
        <table:table-row table:style-name="ro1">
          <table:table-cell table:style-name="ce30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31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32" office:value-type="string" calcext:value-type="string">
            <text:p>Mai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28"/>
          <table:table-cell table:number-columns-repeated="16372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0" office:value-type="float" office:value="0.17" calcext:value-type="float">
            <text:p>0.17</text:p>
          </table:table-cell>
          <table:table-cell table:style-name="ce30" office:value-type="float" office:value="0.022" calcext:value-type="float">
            <text:p>0.022</text:p>
          </table:table-cell>
          <table:table-cell table:style-name="Default" office:value-type="float" office:value="0.313" calcext:value-type="float">
            <text:p>0.3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317" calcext:value-type="float">
            <text:p>0.317</text:p>
          </table:table-cell>
          <table:table-cell table:style-name="ce30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0" table:number-columns-repeated="8"/>
          <table:table-cell table:number-columns-repeated="16371"/>
        </table:table-row>
        <table:table-row table:style-name="ro1">
          <table:table-cell table:number-columns-repeated="5"/>
          <table:table-cell table:style-name="ce30" table:number-columns-repeated="5"/>
          <table:table-cell table:number-columns-repeated="16373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phi" table:style-name="ta4">
        <table:table-column table:style-name="co13" table:number-columns-repeated="9" table:default-cell-style-name="Default"/>
        <table:table-row table:style-name="ro3"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5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in_f" table:style-name="ta4">
        <table:table-column table:style-name="co13" table:number-columns-repeated="9" table:default-cell-style-name="Default"/>
        <table:table-row table:style-name="ro3"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ADPS</text:p>
          </table:table-cell>
          <table:table-cell table:style-name="ce25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Mai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3" office:value-type="string" calcext:value-type="string">
            <text:p>metabolite</text:p>
          </table:table-cell>
          <table:table-cell table:style-name="ce40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6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6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1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6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5" office:value-type="string" calcext:value-type="string">
            <text:p>rRNA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style-name="ce25"/>
          <table:table-cell table:style-name="ce40"/>
        </table:table-row>
        <table:table-row table:style-name="ro1" table:number-rows-repeated="2">
          <table:table-cell/>
          <table:table-cell table:style-name="ce40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3:06:10.2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04T13:46:48.414000000</dc:date>
    <meta:editing-cycles>217</meta:editing-cycles>
    <meta:editing-duration>PT12H40M47S</meta:editing-duration>
    <meta:document-statistic meta:table-count="11" meta:cell-count="601" meta:object-count="0"/>
  </office:meta>
</office:document-meta>
</file>